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8958in" fo:margin-left="0.5042in" fo:margin-right="0.525in" table:align="margins"/>
    </style:style>
    <style:style style:name="Table1.A" style:family="table-column">
      <style:table-column-properties style:column-width="5.8958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8958in" fo:margin-left="0.5042in" fo:margin-right="0.525in" table:align="margins"/>
    </style:style>
    <style:style style:name="Table2.A" style:family="table-column">
      <style:table-column-properties style:column-width="4.5104in" style:rel-column-width="50135*"/>
    </style:style>
    <style:style style:name="Table2.B" style:family="table-column">
      <style:table-column-properties style:column-width="1.3854in" style:rel-column-width="154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5.8958in" fo:margin-left="0.5042in" fo:margin-right="0.525in" table:align="margins"/>
    </style:style>
    <style:style style:name="Table3.A" style:family="table-column">
      <style:table-column-properties style:column-width="4.5104in" style:rel-column-width="50135*"/>
    </style:style>
    <style:style style:name="Table3.B" style:family="table-column">
      <style:table-column-properties style:column-width="1.3854in" style:rel-column-width="15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5.8958in" fo:margin-left="0.5042in" fo:margin-right="0.525in" table:align="margins"/>
    </style:style>
    <style:style style:name="Table4.A" style:family="table-column">
      <style:table-column-properties style:column-width="5.8958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5.8958in" fo:margin-left="0.5042in" fo:margin-right="0.525in" table:align="margins"/>
    </style:style>
    <style:style style:name="Table5.A" style:family="table-column">
      <style:table-column-properties style:column-width="4.5104in" style:rel-column-width="50135*"/>
    </style:style>
    <style:style style:name="Table5.B" style:family="table-column">
      <style:table-column-properties style:column-width="1.3854in" style:rel-column-width="15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5.8958in" fo:margin-left="0.5042in" fo:margin-right="0.525in" table:align="margins"/>
    </style:style>
    <style:style style:name="Table6.A" style:family="table-column">
      <style:table-column-properties style:column-width="4.5104in" style:rel-column-width="50135*"/>
    </style:style>
    <style:style style:name="Table6.B" style:family="table-column">
      <style:table-column-properties style:column-width="1.3854in" style:rel-column-width="15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5.8958in" fo:margin-left="0.5042in" fo:margin-right="0.525in" table:align="margins"/>
    </style:style>
    <style:style style:name="Table7.A" style:family="table-column">
      <style:table-column-properties style:column-width="5.8958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5.8958in" fo:margin-left="0.5042in" fo:margin-right="0.525in" table:align="margins"/>
    </style:style>
    <style:style style:name="Table8.A" style:family="table-column">
      <style:table-column-properties style:column-width="4.5104in" style:rel-column-width="50135*"/>
    </style:style>
    <style:style style:name="Table8.B" style:family="table-column">
      <style:table-column-properties style:column-width="1.3854in" style:rel-column-width="1540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5.8958in" fo:margin-left="0.5042in" fo:margin-right="0.525in" table:align="margins"/>
    </style:style>
    <style:style style:name="Table9.A" style:family="table-column">
      <style:table-column-properties style:column-width="4.5104in" style:rel-column-width="50135*"/>
    </style:style>
    <style:style style:name="Table9.B" style:family="table-column">
      <style:table-column-properties style:column-width="1.3854in" style:rel-column-width="15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10" style:family="table">
      <style:table-properties style:width="5.8958in" fo:margin-left="0.5042in" fo:margin-right="0.525in" table:align="margins"/>
    </style:style>
    <style:style style:name="Table10.A" style:family="table-column">
      <style:table-column-properties style:column-width="5.8958in" style:rel-column-width="65535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5.8958in" fo:margin-left="0.5042in" fo:margin-right="0.525in" table:align="margins"/>
    </style:style>
    <style:style style:name="Table11.A" style:family="table-column">
      <style:table-column-properties style:column-width="4.5104in" style:rel-column-width="50135*"/>
    </style:style>
    <style:style style:name="Table11.B" style:family="table-column">
      <style:table-column-properties style:column-width="1.3854in" style:rel-column-width="15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2" style:family="table">
      <style:table-properties style:width="5.8958in" fo:margin-left="0.5042in" fo:margin-right="0.525in" table:align="margins"/>
    </style:style>
    <style:style style:name="Table12.A" style:family="table-column">
      <style:table-column-properties style:column-width="4.5104in" style:rel-column-width="50135*"/>
    </style:style>
    <style:style style:name="Table12.B" style:family="table-column">
      <style:table-column-properties style:column-width="1.3854in" style:rel-column-width="15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3" style:family="table">
      <style:table-properties style:width="5.8958in" fo:margin-left="0.5042in" fo:margin-right="0.525in" table:align="margins"/>
    </style:style>
    <style:style style:name="Table13.A" style:family="table-column">
      <style:table-column-properties style:column-width="5.8958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5.8958in" fo:margin-left="0.5042in" fo:margin-right="0.525in" table:align="margins"/>
    </style:style>
    <style:style style:name="Table14.A" style:family="table-column">
      <style:table-column-properties style:column-width="4.5104in" style:rel-column-width="50135*"/>
    </style:style>
    <style:style style:name="Table14.B" style:family="table-column">
      <style:table-column-properties style:column-width="1.3854in" style:rel-column-width="15400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5.8958in" fo:margin-left="0.5042in" fo:margin-right="0.525in" table:align="margins"/>
    </style:style>
    <style:style style:name="Table15.A" style:family="table-column">
      <style:table-column-properties style:column-width="4.5104in" style:rel-column-width="50135*"/>
    </style:style>
    <style:style style:name="Table15.B" style:family="table-column">
      <style:table-column-properties style:column-width="1.3854in" style:rel-column-width="15400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6" style:family="table">
      <style:table-properties style:width="5.8958in" fo:margin-left="0.5042in" fo:margin-right="0.525in" table:align="margins"/>
    </style:style>
    <style:style style:name="Table16.A" style:family="table-column">
      <style:table-column-properties style:column-width="5.8958in" style:rel-column-width="65535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5.8958in" fo:margin-left="0.5042in" fo:margin-right="0.525in" table:align="margins"/>
    </style:style>
    <style:style style:name="Table17.A" style:family="table-column">
      <style:table-column-properties style:column-width="4.5104in" style:rel-column-width="50135*"/>
    </style:style>
    <style:style style:name="Table17.B" style:family="table-column">
      <style:table-column-properties style:column-width="1.3854in" style:rel-column-width="15400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8" style:family="table">
      <style:table-properties style:width="5.8958in" fo:margin-left="0.5042in" fo:margin-right="0.525in" table:align="margins"/>
    </style:style>
    <style:style style:name="Table18.A" style:family="table-column">
      <style:table-column-properties style:column-width="4.5104in" style:rel-column-width="50135*"/>
    </style:style>
    <style:style style:name="Table18.B" style:family="table-column">
      <style:table-column-properties style:column-width="1.3854in" style:rel-column-width="15400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style:style style:name="P9" style:family="paragraph" style:parent-style-name="Table_20_Content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C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RequestManage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Responsibilities</text:p>
          </table:table-cell>
          <table:table-cell table:style-name="Table2.B1" office:value-type="string">
            <text:p text:style-name="P1">Collaborators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37448420" text:style-name="L1">
              <text:list-item>
                <text:p text:style-name="P3">Adds requests to queue.</text:p>
              </text:list-item>
              <text:list-item>
                <text:p text:style-name="P3">Sends requests to elevator</text:p>
              </text:list-item>
            </text:list>
          </table:table-cell>
          <table:table-cell table:style-name="Table3.B1" office:value-type="string">
            <text:p text:style-name="Table_20_Contents">ElevatorButtons</text:p>
            <text:p text:style-name="Table_20_Contents">FloorButton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ExternalConsol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Responsibilities</text:p>
          </table:table-cell>
          <table:table-cell table:style-name="Table5.B1" office:value-type="string">
            <text:p text:style-name="P1">Collaborator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37440810" text:style-name="L2">
              <text:list-item>
                <text:p text:style-name="P4">Displays elevators state</text:p>
              </text:list-item>
              <text:list-item>
                <text:p text:style-name="P4">Displays whether elevator is in maintenance</text:p>
              </text:list-item>
            </text:list>
          </table:table-cell>
          <table:table-cell table:style-name="Table6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Timer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Responsibilities</text:p>
          </table:table-cell>
          <table:table-cell table:style-name="Table8.B1" office:value-type="string">
            <text:p text:style-name="P1">Collaborators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37437871" text:style-name="L3">
              <text:list-item>
                <text:p text:style-name="P5">Determines how long elevator doors will remain open</text:p>
              </text:list-item>
              <text:list-item>
                <text:p text:style-name="P5">Determines how long an elevator will be down for maintenance</text:p>
              </text:list-item>
            </text:list>
          </table:table-cell>
          <table:table-cell table:style-name="Table9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Elevator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Responsibilities</text:p>
          </table:table-cell>
          <table:table-cell table:style-name="Table11.B1" office:value-type="string">
            <text:p text:style-name="P1">Collaborators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list xml:id="list37441440" text:style-name="L4">
              <text:list-item>
                <text:p text:style-name="P6">Accepts floor requests</text:p>
              </text:list-item>
              <text:list-item>
                <text:p text:style-name="P6">Moves to requested floor</text:p>
              </text:list-item>
              <text:list-item>
                <text:p text:style-name="P6">Accepts maintenance request</text:p>
              </text:list-item>
            </text:list>
          </table:table-cell>
          <table:table-cell table:style-name="Table12.B1" office:value-type="string">
            <text:p text:style-name="Table_20_Contents">RequestManager</text:p>
            <text:p text:style-name="Table_20_Contents">ExternalConsole</text:p>
            <text:p text:style-name="Table_20_Contents">Timer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ElevatorButtons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Responsibilities</text:p>
          </table:table-cell>
          <table:table-cell table:style-name="Table14.B1" office:value-type="string">
            <text:p text:style-name="P1">Collaborators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list xml:id="list37448473" text:style-name="L5">
              <text:list-item>
                <text:p text:style-name="P7">Requests an elevator to the floor</text:p>
              </text:list-item>
            </text:list>
          </table:table-cell>
          <table:table-cell table:style-name="Table15.B1" office:value-type="string">
            <text:p text:style-name="Table_20_Contents">RequestManager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Floor Buttons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Responsibilities</text:p>
          </table:table-cell>
          <table:table-cell table:style-name="Table17.B1" office:value-type="string">
            <text:p text:style-name="P1">Collaborator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list xml:id="list37450300" text:style-name="L6">
              <text:list-item>
                <text:p text:style-name="P8">Sends a floor request</text:p>
              </text:list-item>
            </text:list>
          </table:table-cell>
          <table:table-cell table:style-name="Table18.B1" office:value-type="string">
            <text:p text:style-name="Table_20_Contents">RequestManag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Hanshew</meta:initial-creator>
    <meta:creation-date>2009-03-19T01:34:11.41</meta:creation-date>
    <dc:date>2009-03-19T17:49:44.16</dc:date>
    <dc:creator>Chris Hanshew</dc:creator>
    <meta:editing-duration>PT02H41M50S</meta:editing-duration>
    <meta:editing-cycles>6</meta:editing-cycles>
    <meta:generator>OpenOffice.org/3.0$Win32 OpenOffice.org_project/300m15$Build-9379</meta:generator>
    <meta:document-statistic meta:table-count="18" meta:image-count="0" meta:object-count="0" meta:page-count="1" meta:paragraph-count="39" meta:word-count="95" meta:character-count="717"/>
    <meta:user-defined meta:name="Info 1"/>
    <meta:user-defined meta:name="Info 2"/>
    <meta:user-defined meta:name="Info 3"/>
    <meta:user-defined meta:name="Info 4"/>
  </office:meta>
</office:document-meta>
</file>